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4.69cm" style:rel-column-width="18080*"/>
    </style:style>
    <style:style style:name="Tabla11.B" style:family="table-column">
      <style:table-column-properties style:column-width="12.31cm" style:rel-column-width="4745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118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59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118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59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cm" style:rel-column-width="18080*"/>
    </style:style>
    <style:style style:name="Tabla1.B" style:family="table-column">
      <style:table-column-properties style:column-width="12.31cm" style:rel-column-width="4745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8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8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cm" style:rel-column-width="18080*"/>
    </style:style>
    <style:style style:name="Tabla3.B" style:family="table-column">
      <style:table-column-properties style:column-width="12.31cm" style:rel-column-width="4745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8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8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999cm" style:rel-column-width="2267*"/>
    </style:style>
    <style:style style:name="Tabla5.B" style:family="table-column">
      <style:table-column-properties style:column-width="13.002cm" style:rel-column-width="7371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808cm" table:align="margins"/>
    </style:style>
    <style:style style:name="Tabla6.A" style:family="table-column">
      <style:table-column-properties style:column-width="6.403cm" style:rel-column-width="32767*"/>
    </style:style>
    <style:style style:name="Tabla6.B" style:family="table-column">
      <style:table-column-properties style:column-width="6.405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808cm" table:align="margins"/>
    </style:style>
    <style:style style:name="Tabla6.A" style:family="table-column">
      <style:table-column-properties style:column-width="6.403cm" style:rel-column-width="32767*"/>
    </style:style>
    <style:style style:name="Tabla6.B" style:family="table-column">
      <style:table-column-properties style:column-width="6.405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9456f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b0c8" officeooo:paragraph-rsid="0019456f" style:font-weight-asian="bold" style:font-weight-complex="bold"/>
    </style:style>
    <style:style style:name="P3" style:family="paragraph" style:parent-style-name="Table_20_Contents">
      <style:text-properties fo:font-weight="bold" officeooo:rsid="001eb0c8" officeooo:paragraph-rsid="0019456f" style:font-weight-asian="bold" style:font-weight-complex="bold"/>
    </style:style>
    <style:style style:name="P4" style:family="paragraph" style:parent-style-name="Table_20_Contents">
      <style:text-properties officeooo:rsid="00186b56" officeooo:paragraph-rsid="0019456f"/>
    </style:style>
    <style:style style:name="P5" style:family="paragraph" style:parent-style-name="Table_20_Contents">
      <style:text-properties officeooo:paragraph-rsid="0019456f"/>
    </style:style>
    <style:style style:name="P6" style:family="paragraph" style:parent-style-name="Table_20_Contents">
      <style:text-properties officeooo:rsid="0019456f" officeooo:paragraph-rsid="0019456f"/>
    </style:style>
    <style:style style:name="T1" style:family="text">
      <style:text-properties officeooo:rsid="00194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Nombre de caso de uso</text:p>
          </table:table-cell>
          <table:table-cell table:style-name="Tabla3.B1" office:value-type="string">
            <text:p text:style-name="P6">Pagar seña</text:p>
          </table:table-cell>
        </table:table-row>
        <table:table-row>
          <table:table-cell table:style-name="Tabla3.A2" office:value-type="string">
            <text:p text:style-name="P3">Descripción</text:p>
          </table:table-cell>
          <table:table-cell table:style-name="Tabla3.B2" office:value-type="string">
            <text:p text:style-name="P6">Se detalla pasos para pagar el restante de un alquiler</text:p>
          </table:table-cell>
        </table:table-row>
        <table:table-row>
          <table:table-cell table:style-name="Tabla3.A2" office:value-type="string">
            <text:p text:style-name="P3">Actor</text:p>
          </table:table-cell>
          <table:table-cell table:style-name="Tabla3.B2" office:value-type="string">
            <text:p text:style-name="P6">usuario</text:p>
          </table:table-cell>
        </table:table-row>
        <table:table-row>
          <table:table-cell table:style-name="Tabla3.A2" office:value-type="string">
            <text:p text:style-name="P3">Precondición 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3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2">Acción del autor</text:p>
                </table:table-cell>
                <table:table-cell table:style-name="Tabla4.B1" office:value-type="string">
                  <text:p text:style-name="P2">Acción Sistema</text:p>
                </table:table-cell>
              </table:table-row>
              <table:table-row>
                <table:table-cell table:style-name="Tabla4.A2" office:value-type="string">
                  <text:p text:style-name="P6">1- el usuario selecciona &lt;pagar seña&gt;</text:p>
                  <text:p text:style-name="P6">3- El usuario ingresa los datos solicitados.</text:p>
                </table:table-cell>
                <table:table-cell table:style-name="Tabla4.B2" office:value-type="string">
                  <text:p text:style-name="P6">2- El sistema solicita el codigo de presupuesto, la direccion y la seña a pagar.</text:p>
                  <text:p text:style-name="P6">4- El sistema verifica el codigo de presupuesto.</text:p>
                  <text:p text:style-name="P6">5- El sistema verifica el monto de la seña.</text:p>
                  <text:p text:style-name="P6">6- Se Ejecuta el caso “pagar”.</text:p>
                  <text:p text:style-name="P6">7- El sistema, registra la seña, emite un comprobante con el numero de alquiler y el monto restante. Que es enviado a la casilla de email del usuario. 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a3.A2" office:value-type="string">
            <text:p text:style-name="P3">Caso alterno</text:p>
          </table:table-cell>
          <table:table-cell table:style-name="Tabla3.B2" office:value-type="string">
            <text:p text:style-name="P6">4- el codigo de presupuesto no corresponde a codigo activo. Informo Fin CU</text:p>
            <text:p text:style-name="P6">5- El monto de seña &lt; al 50%. Se informa . Vuelvo al paso 2.</text:p>
            <text:p text:style-name="P6">6- Falla El caso de uso “Pagar” .se informa. Fin de CU</text:p>
          </table:table-cell>
        </table:table-row>
        <table:table-row>
          <table:table-cell table:style-name="Tabla3.A2" office:value-type="string">
            <text:p text:style-name="P3">Postcondición</text:p>
          </table:table-cell>
          <table:table-cell table:style-name="Tabla3.B2" office:value-type="string">
            <text:p text:style-name="P6">El sistema, registra la seña, emite un comprobante con el numero de alquiler y el monto restante. Que es enviado a la casilla de email del usuario.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3">Nombre de caso de uso</text:p>
          </table:table-cell>
          <table:table-cell table:style-name="Tabla11.B1" office:value-type="string">
            <text:p text:style-name="P6">Pagar restante</text:p>
          </table:table-cell>
        </table:table-row>
        <table:table-row>
          <table:table-cell table:style-name="Tabla11.A2" office:value-type="string">
            <text:p text:style-name="P3">Descripción</text:p>
          </table:table-cell>
          <table:table-cell table:style-name="Tabla11.B2" office:value-type="string">
            <text:p text:style-name="P6">Se detalla pasos para pagar el restante de un alquiler</text:p>
          </table:table-cell>
        </table:table-row>
        <table:table-row>
          <table:table-cell table:style-name="Tabla11.A2" office:value-type="string">
            <text:p text:style-name="P3">Actor</text:p>
          </table:table-cell>
          <table:table-cell table:style-name="Tabla11.B2" office:value-type="string">
            <text:p text:style-name="P6">usuario</text:p>
          </table:table-cell>
        </table:table-row>
        <table:table-row>
          <table:table-cell table:style-name="Tabla11.A2" office:value-type="string">
            <text:p text:style-name="P3">Precondición </text:p>
          </table:table-cell>
          <table:table-cell table:style-name="Tabla11.B2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3">Ca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2">Acción del autor</text:p>
                </table:table-cell>
                <table:table-cell table:style-name="Tabla12.B1" office:value-type="string">
                  <text:p text:style-name="P2">Acción Sistema</text:p>
                </table:table-cell>
              </table:table-row>
              <table:table-row>
                <table:table-cell table:style-name="Tabla12.A2" office:value-type="string">
                  <text:p text:style-name="P6">1- el usuario selecciona &lt;pagar restante&gt;</text:p>
                  <text:p text:style-name="P6">3- El usuario ingresa el num de alquiler</text:p>
                </table:table-cell>
                <table:table-cell table:style-name="Tabla12.B2" office:value-type="string">
                  <text:p text:style-name="P6">2- El sistema solicita el numero de alquiler.</text:p>
                  <text:p text:style-name="P6">4- El sistema verifica el numero de alquiler.</text:p>
                  <text:p text:style-name="P6">5- El sistema verifica el monto restante correspondiente al alquiler.</text:p>
                  <text:p text:style-name="P6">6- Se Ejecuta el caso “pagar”</text:p>
                  <text:p text:style-name="P6">7- El sistema registra el el alquiler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a11.A2" office:value-type="string">
            <text:p text:style-name="P3">Caso alterno</text:p>
          </table:table-cell>
          <table:table-cell table:style-name="Tabla11.B2" office:value-type="string">
            <text:p text:style-name="P6">4- el numero de alquiler no corresponde a un alquiler. Informo Fin CU</text:p>
            <text:p text:style-name="P6">5- El monto restante es = 0. Se informa . Fin de caso de uso.</text:p>
            <text:p text:style-name="P6">6- Falla El caso de uso “Pagar” .se informa. Fin de CU</text:p>
          </table:table-cell>
        </table:table-row>
        <table:table-row>
          <table:table-cell table:style-name="Tabla11.A2" office:value-type="string">
            <text:p text:style-name="P3">Postcondición</text:p>
          </table:table-cell>
          <table:table-cell table:style-name="Tabla11.B2" office:value-type="string">
            <text:p text:style-name="P6">El sistema registra el el alquiler</text:p>
          </table:table-cell>
        </table:table-row>
      </table:table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ombre de caso de uso</text:p>
          </table:table-cell>
          <table:table-cell table:style-name="Tabla1.B1" office:value-type="string">
            <text:p text:style-name="P6">Pagar restante</text:p>
          </table:table-cell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6">Se detalla pasos para pagar el restante de un alquiler</text:p>
          </table:table-cell>
        </table:table-row>
        <table:table-row>
          <table:table-cell table:style-name="Tabla1.A2" office:value-type="string">
            <text:p text:style-name="P3">Actor</text:p>
          </table:table-cell>
          <table:table-cell table:style-name="Tabla1.B2" office:value-type="string">
            <text:p text:style-name="P6">usuario</text:p>
          </table:table-cell>
        </table:table-row>
        <table:table-row>
          <table:table-cell table:style-name="Tabla1.A2" office:value-type="string">
            <text:p text:style-name="P3">Precondición 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3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2">Acción del autor</text:p>
                </table:table-cell>
                <table:table-cell table:style-name="Tabla2.B1" office:value-type="string">
                  <text:p text:style-name="P2">Acción Sistema</text:p>
                </table:table-cell>
              </table:table-row>
              <table:table-row>
                <table:table-cell table:style-name="Tabla2.A2" office:value-type="string">
                  <text:p text:style-name="P6">1- el usuario selecciona &lt;pagar restante&gt;</text:p>
                  <text:p text:style-name="P6">3- El usuario ingresa el numero de alquiler</text:p>
                </table:table-cell>
                <table:table-cell table:style-name="Tabla2.B2" office:value-type="string">
                  <text:p text:style-name="P6">2- El sistema solicita el numero de alquiler.</text:p>
                  <text:p text:style-name="P6">4- El sistema verifica el numero de alquiler.</text:p>
                  <text:p text:style-name="P6">5- El sistema verifica el monto restante correspondiente al alquiler.</text:p>
                  <text:p text:style-name="P6">6- Si monto restante &lt; 100% :</text:p>
                  <text:p text:style-name="P6"><text:s text:c="5"/>6,1- Se Ejecuta el caso “pagar”</text:p>
                  <text:p text:style-name="P6">7- El sistema registra el alquiler no tiene deuda.</text:p>
                </table:table-cell>
              </table:table-row>
              <table:table-row>
                <table:table-cell table:style-name="Tabla2.A2" office:value-type="string">
                  <text:p text:style-name="P6"/>
                </table:table-cell>
                <table:table-cell table:style-name="Tabla2.B2" office:value-type="string">
                  <text:p text:style-name="P6"/>
                </table:table-cell>
              </table:table-row>
            </table:table>
            <text:p text:style-name="P5"/>
          </table:table-cell>
        </table:table-row>
        <table:table-row>
          <table:table-cell table:style-name="Tabla1.A2" office:value-type="string">
            <text:p text:style-name="P3">Caso alterno</text:p>
          </table:table-cell>
          <table:table-cell table:style-name="Tabla1.B2" office:value-type="string">
            <text:p text:style-name="P6">4- el numero de alquiler no corresponde a un alquiler. Informo Fin CU</text:p>
            <text:p text:style-name="P6">6.1 – Fallo CU “pagar” se informa. Fin de CU</text:p>
          </table:table-cell>
        </table:table-row>
        <table:table-row>
          <table:table-cell table:style-name="Tabla1.A2" office:value-type="string">
            <text:p text:style-name="P3">Postcondición</text:p>
          </table:table-cell>
          <table:table-cell table:style-name="Tabla1.B2" office:value-type="string">
            <text:p text:style-name="P6">El sistema registra el el alquiler no tiene deuda</text:p>
          </table:table-cell>
        </table:table-row>
      </table:table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ombre de caso de uso</text:p>
          </table:table-cell>
          <table:table-cell table:style-name="Tabla5.B1" office:value-type="string">
            <text:p text:style-name="P6">Pagar</text:p>
          </table:table-cell>
        </table:table-row>
        <table:table-row>
          <table:table-cell table:style-name="Tabla5.A2" office:value-type="string">
            <text:p text:style-name="P3">Descripción</text:p>
          </table:table-cell>
          <table:table-cell table:style-name="Tabla5.B2" office:value-type="string">
            <text:p text:style-name="P6">Se detalla pasos para realizar el pago</text:p>
          </table:table-cell>
        </table:table-row>
        <table:table-row>
          <table:table-cell table:style-name="Tabla5.A2" office:value-type="string">
            <text:p text:style-name="P3">Actor</text:p>
          </table:table-cell>
          <table:table-cell table:style-name="Tabla5.B2" office:value-type="string">
            <text:p text:style-name="P6">Usuario, servidor externo</text:p>
          </table:table-cell>
        </table:table-row>
        <table:table-row>
          <table:table-cell table:style-name="Tabla5.A2" office:value-type="string">
            <text:p text:style-name="P3">Precondición </text:p>
          </table:table-cell>
          <table:table-cell table:style-name="Tabla5.B2" office:value-type="string">
            <text:p text:style-name="P4"><text:s/><text:span text:style-name="T1">Haber ejecutado CU “pagar seña” o “pagar restante”</text:span></text:p>
          </table:table-cell>
        </table:table-row>
        <table:table-row>
          <table:table-cell table:style-name="Tabla5.A2" office:value-type="string">
            <text:p text:style-name="P3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2">Acción del autor</text:p>
                </table:table-cell>
                <table:table-cell table:style-name="Tabla6.B1" office:value-type="string">
                  <text:p text:style-name="P2">Acción Sistema</text:p>
                </table:table-cell>
              </table:table-row>
              <table:table-row>
                <table:table-cell table:style-name="Tabla6.A2" office:value-type="string">
                  <text:p text:style-name="P6">2- el usuario ingresa los datos solicitados. </text:p>
                  <text:p text:style-name="P6">4- El servidor externo acepta la conexión y solicita datos de la tarjeta y monto.</text:p>
                  <text:p text:style-name="P6">6- El servidor externo recibe y valida los datos.</text:p>
                  <text:p text:style-name="P6">7- El servidor externo envia la respuesta.</text:p>
                </table:table-cell>
                <table:table-cell table:style-name="Tabla6.B2" office:value-type="string">
                  <text:p text:style-name="P6">1- El sistema solicita el numero de tarjeta, numero de vto y cod seg.</text:p>
                  <text:p text:style-name="P6">3- El sistema solicita conexión con servidor externo.</text:p>
                  <text:p text:style-name="P6">5- El sistema envia los datos de la tarjeta y el monto.</text:p>
                  <text:p text:style-name="P6">8- <text:s/>El sistema recibe la respuesta del servidor extermo</text:p>
                  <text:p text:style-name="P6">9 – el sistema cierra conexión con servidor externo.</text:p>
                  <text:p text:style-name="P6">10- <text:s/>El sistema verifica validez de la tarjeta</text:p>
                  <text:p text:style-name="P6">11- el sistema verifica fecha de vto</text:p>
                  <text:p text:style-name="P6">12- el sistema verifica codigo de seguridad.</text:p>
                  <text:p text:style-name="P6">13- el sistema verifica saldo suficiente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a5.A2" office:value-type="string">
            <text:p text:style-name="P3">Caso alterno</text:p>
          </table:table-cell>
          <table:table-cell table:style-name="Tabla5.B2" office:value-type="string">
            <text:p text:style-name="P6">3- El sistema no logra conexión con servidor externo. Se informa. Fin CU</text:p>
            <text:p text:style-name="P6">10- EL numero no corresponde a una tarjeta de credito. Se informa. Fin CU</text:p>
            <text:p text:style-name="P6">11- La tarjeta esta vencida. Se informa. Fin CU</text:p>
            <text:p text:style-name="P6">12- El codigo de seguridad no pertenece a la tarjeta de credito. Se informa. Fin CU</text:p>
            <text:p text:style-name="P6">13- Monto insuficiente para el pago. <text:s/>Se informa. Fin CU</text:p>
          </table:table-cell>
        </table:table-row>
        <table:table-row>
          <table:table-cell table:style-name="Tabla5.A2" office:value-type="string">
            <text:p text:style-name="P3">Postcondición</text:p>
          </table:table-cell>
          <table:table-cell table:style-name="Tabla5.B2" office:value-type="string">
            <text:p text:style-name="P6">El sistema recibe la respuesta del pag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2:59:09.222000000</meta:creation-date>
    <dc:date>2023-11-15T13:35:16.526000000</dc:date>
    <meta:editing-duration>PT36M7S</meta:editing-duration>
    <meta:editing-cycles>1</meta:editing-cycles>
    <meta:document-statistic meta:table-count="8" meta:image-count="0" meta:object-count="0" meta:page-count="3" meta:paragraph-count="101" meta:word-count="654" meta:character-count="3656" meta:non-whitespace-character-count="3085"/>
    <meta:generator>LibreOffice/7.5.2.2$Windows_X86_64 LibreOffice_project/53bb9681a964705cf672590721dbc85eb4d0c3a2</meta:generator>
  </office:meta>
</office:document-meta>
</file>